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93cf" officeooo:paragraph-rsid="000993cf"/>
    </style:style>
    <style:style style:name="P2" style:family="paragraph" style:parent-style-name="Standard">
      <style:text-properties fo:font-weight="bold" officeooo:rsid="000993cf" officeooo:paragraph-rsid="000993cf" style:font-weight-asian="bold" style:font-weight-complex="bold"/>
    </style:style>
    <style:style style:name="T1" style:family="text">
      <style:text-properties officeooo:rsid="000b6c1c"/>
    </style:style>
    <style:style style:name="T2" style:family="text">
      <style:text-properties officeooo:rsid="000bc7e9"/>
    </style:style>
    <style:style style:name="T3" style:family="text">
      <style:text-properties officeooo:rsid="000cb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s cadastro veiculo – realizado no google chrome</text:p>
      <text:p text:style-name="P1"/>
      <text:p text:style-name="P1">- quando entra e altera um veiculo, se colocar ele para manutenção, não preencher a data e apertar em salvar vem a msg corretamente. Só que depois de dar OK na msg da um erro e perde todos os dados do formulario.</text:p>
      <text:p text:style-name="P1"><text:tab/>→ o mesmo erro esta ocorrendo no cadastro do veiculo</text:p>
      <text:p text:style-name="P1"><text:tab/>→ se entra no Editar pelo Visualizar também ocorre o erro.</text:p>
      <text:p text:style-name="P1"/>
      <text:p text:style-name="P1">- quando cadastrei o veiculo e coloquei ele em manutenção inclui uma data final menor que a data inicial e ok..deu a msg informando que não pode ser menor..ai consertei a data e continuou dando <text:span text:style-name="T1">msg dizendo q não pode ser menor..o dia e mês eram menores, mas era ano seguinte</text:span>.</text:p>
      <text:p text:style-name="P1"/>
      <text:p text:style-name="P1">- <text:span text:style-name="T2">quando altero qualquer veiculo que esta em manutencao e coloco a data final da manutençao menor que a data inicial ele esta passando e salvando.</text:span></text:p>
      <text:p text:style-name="P1"><text:tab/>→<text:span text:style-name="T3"> no cadastro ele esta validando a data da manuntençao mas chega uma hora que passa e salva..se colocar o dia e mês inicial maior mas colocar o ano final menor ele passa.</text:span></text:p>
      <text:p text:style-name="P1"/>
      <text:p text:style-name="P1"><text:span text:style-name="T3">- não tem validacao no ano do modelo. Aceita qualquer numero. Acredito que tem que ter ao menos alguma validacao como o ano ser menor ou igual ao ano atual.</text:span></text:p>
      <text:p text:style-name="P1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0:49:07.915000000</meta:creation-date>
    <dc:date>2014-06-20T11:27:56.449000000</dc:date>
    <meta:editing-duration>PT21M19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8" meta:word-count="210" meta:character-count="1123" meta:non-whitespace-character-count="917"/>
  </office:meta>
</office:document-meta>
</file>